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fo:break-before="page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cm"/>
    </style:style>
    <style:style style:name="Tabella2.C" style:family="table-column">
      <style:table-column-properties style:column-width="1.092cm"/>
    </style:style>
    <style:style style:name="Tabella2.D" style:family="table-column">
      <style:table-column-properties style:column-width="1.305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621cm"/>
    </style:style>
    <style:style style:name="Tabella2.G" style:family="table-column">
      <style:table-column-properties style:column-width="1.042cm"/>
    </style:style>
    <style:style style:name="Tabella2.H" style:family="table-column">
      <style:table-column-properties style:column-width="0.065cm"/>
    </style:style>
    <style:style style:name="Tabella2.I" style:family="table-column">
      <style:table-column-properties style:column-width="0.877cm"/>
    </style:style>
    <style:style style:name="Tabella2.J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3911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style:text-properties fo:font-size="4pt" style:font-size-asian="3.5pt" style:font-size-complex="4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text-properties fo:font-size="6pt" style:font-size-asian="5.25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7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9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3911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d6e47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3911" style:font-size-asian="8pt" style:font-style-asian="normal" style:font-weight-asian="bold" style:font-size-complex="8pt" style:font-style-complex="normal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39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af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af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5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72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3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77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8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c89f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8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efbff8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bff8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bff8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93c4ce" fo:background-color="transparent" loext:char-shading-value="0"/>
    </style:style>
    <style:style style:name="T11" style:family="text">
      <style:text-properties officeooo:rsid="0090aa57"/>
    </style:style>
    <style:style style:name="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62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62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49"/>
            </table:table-cell>
            <table:table-cell table:style-name="Tabella2.A1" office:value-type="string">
              <text:p text:style-name="P61"><text:placeholder text:placeholder-type="text">&lt;translate(u'UoM')&gt;</text:placeholder></text:p>
            </table:table-cell>
            <table:table-cell table:style-name="Tabella2.A1" office:value-type="string">
              <text:p text:style-name="P60"><text:placeholder text:placeholder-type="text">&lt;translate(u'q.ty')&gt;</text:placeholder></text:p>
            </table:table-cell>
            <table:table-cell table:style-name="Tabella2.A1" office:value-type="string">
              <text:p text:style-name="P60"><text:bookmark text:name="__DdeLink__1383_742129671"/></text:p>
            </table:table-cell>
            <table:table-cell table:style-name="Tabella2.A1" table:number-columns-spanned="2" office:value-type="string">
              <text:p text:style-name="P60"/>
            </table:table-cell>
            <table:covered-table-cell/>
            <table:table-cell table:style-name="Tabella2.A1" office:value-type="string">
              <text:p text:style-name="P59"><text:placeholder text:placeholder-type="text">&lt;translate(u'VAT')&gt;</text:placeholder></text:p>
            </table:table-cell>
            <table:table-cell table:style-name="Tabella2.A1" office:value-type="string">
              <text:p text:style-name="P60"/>
            </table:table-cell>
          </table:table-row>
        </table:table-header-rows>
        <table:table-row table:style-name="Tabella2.1">
          <table:table-cell table:style-name="Tabella2.A2" table:number-columns-spanned="10" office:value-type="string">
            <text:p text:style-name="P65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0" office:value-type="string">
            <text:p text:style-name="P39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0" office:value-type="string">
            <text:p text:style-name="P48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19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table:number-columns-spanned="2" office:value-type="string">
            <text:p text:style-name="P76"><text:span text:style-name="Strong_20_Emphasis"><text:span text:style-name="T26"><text:placeholder text:placeholder-type="text">&lt;for each="nl in line.name.split('\n')"&gt;</text:placeholder></text:span></text:span></text:p>
            <text:p text:style-name="P76"><text:span text:style-name="Strong_20_Emphasis"><text:span text:style-name="T26"><text:placeholder text:placeholder-type="text">&lt;nl.upper()&gt;</text:placeholder></text:span></text:span></text:p>
            <text:p text:style-name="P78"><text:span text:style-name="Strong_20_Emphasis"><text:span text:style-name="T28"><text:placeholder text:placeholder-type="text">&lt;/for&gt;</text:placeholder></text:span></text:span></text:p>
            <text:p text:style-name="P78"><text:span text:style-name="Strong_20_Emphasis"><text:span text:style-name="T28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covered-table-cell/>
          <table:table-cell table:style-name="Tabella2.D5" office:value-type="string">
            <text:p text:style-name="P74"><text:span text:style-name="Strong_20_Emphasis"><text:span text:style-name="T23"><text:placeholder text:placeholder-type="text">&lt;line.product_uom and line.product_uom.name&gt;</text:placeholder></text:span></text:span></text:p>
          </table:table-cell>
          <table:table-cell table:style-name="Tabella2.E5" office:value-type="string">
            <text:p text:style-name="P75"><text:span text:style-name="Strong_20_Emphasis"><text:span text:style-name="T17"><text:placeholder text:placeholder-type="text">&lt;if test="line.product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qty,digits=0)&gt;</text:placeholder></text:span></text:span><text:span text:style-name="Strong_20_Emphasis"><text:span text:style-name="T17"><text:placeholder text:placeholder-type="text">&lt;/if&gt;</text:placeholder></text:span></text:span></text:p>
          </table:table-cell>
          <table:table-cell table:style-name="Tabella2.F5" office:value-type="string">
            <text:p text:style-name="P52"><text:span text:style-name="Strong_20_Emphasis"><text:span text:style-name="T25"/></text:span></text:p>
          </table:table-cell>
          <table:table-cell table:style-name="Tabella2.G5" table:number-columns-spanned="2" office:value-type="string">
            <text:p text:style-name="P71"><text:span text:style-name="Strong_20_Emphasis"><text:span text:style-name="T19"/></text:span></text:p>
          </table:table-cell>
          <table:covered-table-cell/>
          <table:table-cell table:style-name="Tabella2.I5" office:value-type="string">
            <text:p text:style-name="P54"><text:span text:style-name="Strong_20_Emphasis"><text:span text:style-name="T19"><text:placeholder text:placeholder-type="text">&lt;if test="line.taxes_id"&gt;</text:placeholder></text:span></text:span><text:span text:style-name="Strong_20_Emphasis"><text:span text:style-name="T19"><text:placeholder text:placeholder-type="text">&lt;for each="tax in line.taxes_id"&gt;</text:placeholder></text:span></text:span><text:span text:style-name="Strong_20_Emphasis"><text:span text:style-name="T14"><text:placeholder text:placeholder-type="text">&lt;formatLang(tax.amount *100, digits=0)&gt;</text:placeholder></text:span></text:span><text:span text:style-name="Strong_20_Emphasis"><text:span text:style-name="T14">%</text:span></text:span><text:span text:style-name="Strong_20_Emphasis"><text:span text:style-name="T19"><text:placeholder text:placeholder-type="text">&lt;/for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table-cell table:style-name="Tabella2.J5" office:value-type="string">
            <text:p text:style-name="P53"><text:span text:style-name="Strong_20_Emphasis"><text:span text:style-name="T18"/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67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48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0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76"><text:span text:style-name="Strong_20_Emphasis"><text:span text:style-name="T27"><text:placeholder text:placeholder-type="text">&lt;for each="nl in line.name.split('\n')"&gt;</text:placeholder></text:span></text:span></text:p>
            <text:p text:style-name="P76"><text:span text:style-name="Strong_20_Emphasis"><text:span text:style-name="T27"><text:placeholder text:placeholder-type="text">&lt;nl&gt;</text:placeholder></text:span></text:span></text:p>
            <text:p text:style-name="P77"><text:span text:style-name="Strong_20_Emphasis"><text:span text:style-name="T29"><text:placeholder text:placeholder-type="text">&lt;/for&gt;</text:placeholder></text:span></text:span></text:p>
          </table:table-cell>
          <table:covered-table-cell/>
          <table:table-cell table:style-name="Tabella2.D8" office:value-type="string">
            <text:p text:style-name="P73"><text:bookmark-start text:name="__DdeLink__1068_1621327982"/><text:span text:style-name="Strong_20_Emphasis"><text:span text:style-name="T21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E8" office:value-type="string">
            <text:p text:style-name="P73"><text:span text:style-name="Strong_20_Emphasis"><text:span text:style-name="T17"><text:placeholder text:placeholder-type="text">&lt;if test="line.product_qty != 0.0"&gt;</text:placeholder></text:span></text:span><text:span text:style-name="Strong_20_Emphasis"><text:span text:style-name="T13"> </text:span></text:span><text:span text:style-name="Strong_20_Emphasis"><text:span text:style-name="T22"><text:placeholder text:placeholder-type="text">&lt;formatLang(line.product_qty,digits=0)&gt;</text:placeholder></text:span></text:span><text:span text:style-name="Strong_20_Emphasis"><text:span text:style-name="T17"><text:placeholder text:placeholder-type="text">&lt;/if&gt;</text:placeholder></text:span></text:span></text:p>
          </table:table-cell>
          <table:table-cell table:style-name="Tabella2.F8" office:value-type="string">
            <text:p text:style-name="P69"><text:span text:style-name="Strong_20_Emphasis"><text:span text:style-name="T25"/></text:span></text:p>
          </table:table-cell>
          <table:table-cell table:style-name="Tabella2.G8" office:value-type="string">
            <text:p text:style-name="P71"><text:span text:style-name="Strong_20_Emphasis"><text:span text:style-name="T20"/></text:span></text:p>
          </table:table-cell>
          <table:table-cell table:style-name="Tabella2.H8" table:number-columns-spanned="2" office:value-type="string">
            <text:p text:style-name="P72"><text:span text:style-name="Strong_20_Emphasis"><text:span text:style-name="T19"><text:placeholder text:placeholder-type="text">&lt;if test="line.taxes_id"&gt;</text:placeholder></text:span></text:span><text:span text:style-name="Strong_20_Emphasis"><text:span text:style-name="T19"><text:placeholder text:placeholder-type="text">&lt;for each="tax in line.taxes_id"&gt;</text:placeholder></text:span></text:span><text:span text:style-name="Strong_20_Emphasis"><text:span text:style-name="T24"><text:placeholder text:placeholder-type="text">&lt;formatLang(tax.amount *100, digits=0)&gt;</text:placeholder></text:span></text:span><text:span text:style-name="Strong_20_Emphasis"><text:span text:style-name="T24">%</text:span></text:span><text:span text:style-name="Strong_20_Emphasis"><text:span text:style-name="T19"><text:placeholder text:placeholder-type="text">&lt;/for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70"><text:span text:style-name="Strong_20_Emphasis"><text:span text:style-name="T18"/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min-row-height="1.7cm"/>
    </style:style>
    <style:style style:name="Table2.A3" style:family="table-cell">
      <style:table-cell-properties style:vertical-align="" fo:padding="0cm" fo:border="none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bff8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bff8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3911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3911" style:font-size-asian="8pt" style:font-style-asian="normal" style:font-size-complex="8pt" style:font-style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3911" style:font-size-asian="8pt" style:font-style-asian="normal" style:font-weight-asian="bold" style:font-size-complex="8pt" style:font-style-complex="normal" style:font-weight-complex="bold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d6e47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39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3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0" style:family="paragraph" style:parent-style-name="Standard">
      <style:text-properties fo:font-size="4pt" style:font-size-asian="3.5pt" style:font-size-complex="4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2" style:family="paragraph" style:parent-style-name="Standard">
      <style:paragraph-properties fo:text-align="start" style:justify-single-word="false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46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2" style:family="paragraph" style:parent-style-name="Standard">
      <style:text-properties fo:font-size="6pt" style:font-size-asian="5.25pt" style:font-size-complex="6pt"/>
    </style:style>
    <style:style style:name="MP5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efbff8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1cm" svg:width="7.999cm" draw:z-index="0"><draw:text-box fo:min-height="3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 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1</text:page-number>/<text:span text:style-name="MT3"><text:page-count>1</text:page-count></text:span></text:p>
            </table:table-cell>
          </table:table-row>
          <table:table-row table:style-name="Table2.3">
            <table:table-cell table:style-name="Table2.A3" office:value-type="string">
              <text:p text:style-name="MP11"/>
              <text:p text:style-name="MP11"/>
              <text:p text:style-name="MP12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3" office:value-type="string">
              <text:p text:style-name="MP9"/>
            </table:table-cell>
            <table:covered-table-cell/>
            <table:covered-table-cell/>
          </table:table-row>
        </table:table>
        <text:p text:style-name="MP13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4"><text:bookmark-start text:name="__DdeLink__1818_1368305246"/><text:bookmark-start text:name="__DdeLink__2251_1368305246"/><text:placeholder text:placeholder-type="text">&lt;if test="o.dest_address_id"&gt;</text:placeholder><text:bookmark-end text:name="__DdeLink__1818_1368305246"/></text:p>
              <text:p text:style-name="MP15"><text:bookmark-start text:name="__DdeLink__1481_400434007"/><text:span text:style-name="MT5"><text:placeholder text:placeholder-type="text">&lt;get_label(o,'dest_address_id')&gt;</text:placeholder></text:span><text:span text:style-name="MT6">:</text:span><text:bookmark-end text:name="__DdeLink__1481_400434007"/></text:p>
              <text:p text:style-name="MP16"><text:placeholder text:placeholder-type="text">&lt;o.dest_address_id.title&gt;</text:placeholder></text:p>
              <text:p text:style-name="MP17"><text:bookmark-start text:name="__DdeLink__1486_400434007"/><text:placeholder text:placeholder-type="text">&lt;o.dest_address_id.name or ''&gt;</text:placeholder><text:bookmark-end text:name="__DdeLink__1486_400434007"/></text:p>
              <text:p text:style-name="MP18"><text:placeholder text:placeholder-type="text">&lt;o.dest_address_id.street or ''&gt;</text:placeholder> <text:placeholder text:placeholder-type="text">&lt;o.dest_address_id.street2 or ''&gt;</text:placeholder></text:p>
              <text:p text:style-name="MP19"><text:bookmark-end text:name="__DdeLink__2251_1368305246"/><text:placeholder text:placeholder-type="text">&lt;o.dest_address_id.zip or ''&gt;</text:placeholder> <text:s/><text:placeholder text:placeholder-type="text">&lt;o.dest_address_id.city or ''&gt;</text:placeholder> (<text:placeholder text:placeholder-type="text">&lt;o.dest_address_id.state_id.code&gt;</text:placeholder>) <text:placeholder text:placeholder-type="text">&lt;o.dest_address_id.country_id and o.dest_address_id.country_id.name or ''&gt;</text:placeholder></text:p>
              <text:p text:style-name="MP14"><text:placeholder text:placeholder-type="text">&lt;/if&gt;</text:placeholder></text:p>
              <text:p text:style-name="MP14"><text:bookmark-start text:name="__DdeLink__1818_13683052461"/><text:placeholder text:placeholder-type="text">&lt;if test="not o.dest_address_id and o.picking_type_id and o.picking_type_id.warehouse_id"&gt;</text:placeholder><text:bookmark-end text:name="__DdeLink__1818_13683052461"/></text:p>
              <text:p text:style-name="MP15"><text:span text:style-name="MT5"><text:placeholder text:placeholder-type="text">&lt;get_label(o,'picking_type_id')&gt;</text:placeholder></text:span><text:bookmark-start text:name="__DdeLink__1481_4004340071"/><text:span text:style-name="MT6">:</text:span><text:bookmark-end text:name="__DdeLink__1481_4004340071"/></text:p>
              <text:p text:style-name="MP16"><text:placeholder text:placeholder-type="text">&lt;o.picking_type_id.warehouse_id.partner_id.title&gt;</text:placeholder></text:p>
              <text:p text:style-name="MP17"><text:bookmark-start text:name="__DdeLink__1486_4004340071"/><text:placeholder text:placeholder-type="text">&lt;o.picking_type_id.warehouse_id.partner_id.name or ''&gt;</text:placeholder><text:bookmark-end text:name="__DdeLink__1486_4004340071"/></text:p>
              <text:p text:style-name="MP18"><text:placeholder text:placeholder-type="text">&lt;o.picking_type_id.warehouse_id.partner_id.street or ''&gt;</text:placeholder> <text:placeholder text:placeholder-type="text">&lt;o.picking_type_id.warehouse_id.partner_id.street2 or ''&gt;</text:placeholder></text:p>
              <text:p text:style-name="MP19"><text:placeholder text:placeholder-type="text">&lt;o.picking_type_id.warehouse_id.partner_id.zip or ''&gt;</text:placeholder> <text:s/><text:placeholder text:placeholder-type="text">&lt;o.picking_type_id.warehouse_id.partner_id.city or ''&gt;</text:placeholder> (<text:placeholder text:placeholder-type="text">&lt;o.picking_type_id.warehouse_id.partner_id.state_id.code&gt;</text:placeholder>) <text:placeholder text:placeholder-type="text">&lt;o.picking_type_id.warehouse_id.partner_id.country_id and o.picking_type_id.warehouse_id.partner_id.country_id.name or ''&gt;</text:placeholder></text:p>
              <text:p text:style-name="MP19"/>
              <text:p text:style-name="MP14"><text:placeholder text:placeholder-type="text">&lt;/if&gt;</text:placeholder></text:p>
            </table:table-cell>
            <table:table-cell table:style-name="Table1.B1" office:value-type="string">
              <text:p text:style-name="MP20"><text:bookmark-start text:name="__DdeLink__1484_400434007"/><text:span text:style-name="MT5"><text:placeholder text:placeholder-type="text">&lt;get_label(o,'partner_id')&gt;</text:placeholder></text:span><text:bookmark-end text:name="__DdeLink__1484_400434007"/><text:span text:style-name="MT6">:</text:span></text:p>
              <text:p text:style-name="MP21"><text:placeholder text:placeholder-type="text">&lt;o.partner_id.title&gt;</text:placeholder></text:p>
              <text:p text:style-name="MP22"><text:bookmark-start text:name="__DdeLink__1492_400434007"/><text:placeholder text:placeholder-type="text">&lt;o.partner_id.name or ''&gt;</text:placeholder><text:bookmark-end text:name="__DdeLink__1492_400434007"/></text:p>
              <text:p text:style-name="MP18"><text:placeholder text:placeholder-type="text">&lt;o.partner_id.street or ''&gt;</text:placeholder> <text:placeholder text:placeholder-type="text">&lt;o.partner_id.street2 or ''&gt;</text:placeholder></text:p>
              <text:p text:style-name="MP23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4"/>
              <text:p text:style-name="MP25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26"><text:span text:style-name="MT8">@<text:tab/>: </text:span><text:span text:style-name="MT9"><text:placeholder text:placeholder-type="text">&lt;o.partner_id.email&gt;</text:placeholder></text:span></text:p>
              <text:p text:style-name="MP27"><text:placeholder text:placeholder-type="text">&lt;if test="o.partner_id.fiscalcode"&gt;</text:placeholder></text:p>
              <text:p text:style-name="MP28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27"><text:placeholder text:placeholder-type="text">&lt;/if&gt;</text:placeholder></text:p>
              <text:p text:style-name="MP29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0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1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2"><text:placeholder text:placeholder-type="text">&lt;choose&gt;</text:placeholder></text:p>
              <text:p text:style-name="MP32"><text:placeholder text:placeholder-type="text">&lt;get_selection_item(o.payment_term_id, o.payment_term_id.type) or ''&gt;</text:placeholder></text:p>
              <text:p text:style-name="MP33"><text:placeholder text:placeholder-type="text">&lt;o.payment_term_id and o.payment_term_id.note or o.payment_term_id and o.payment_term_id.name or ''&gt;</text:placeholder></text:p>
              <text:p text:style-name="MP32"><text:placeholder text:placeholder-type="text">&lt;when test="o.payment_term_id.type == 'RB'"&gt;</text:placeholder></text:p>
              <text:p text:style-name="MP32"><text:placeholder text:placeholder-type="text">&lt;choose&gt;</text:placeholder></text:p>
              <text:p text:style-name="MP32"><text:placeholder text:placeholder-type="text">&lt;when test="o.partner_id.bank_riba_id"&gt;</text:placeholder></text:p>
              <text:p text:style-name="MP32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2"><text:placeholder text:placeholder-type="text">&lt;/when&gt;</text:placeholder></text:p>
              <text:p text:style-name="MP32"><text:placeholder text:placeholder-type="text">&lt;otherwise&gt;</text:placeholder></text:p>
              <text:p text:style-name="MP32"><text:placeholder text:placeholder-type="text">&lt;if test="o.partner_id.bank_ids"&gt;</text:placeholder></text:p>
              <text:p text:style-name="MP33"><text:placeholder text:placeholder-type="text">&lt;o.partner_id.bank_ids[0].bank_name or '' &gt;</text:placeholder></text:p>
              <text:p text:style-name="MP32"><text:placeholder text:placeholder-type="text">&lt;/if&gt;</text:placeholder></text:p>
              <text:p text:style-name="MP32"><text:placeholder text:placeholder-type="text">&lt;/otherwise&gt;</text:placeholder></text:p>
              <text:p text:style-name="MP32"><text:placeholder text:placeholder-type="text">&lt;/choose&gt;</text:placeholder></text:p>
              <text:p text:style-name="MP32"><text:placeholder text:placeholder-type="text">&lt;/when&gt;</text:placeholder></text:p>
              <text:p text:style-name="MP32"><text:placeholder text:placeholder-type="text">&lt;otherwise&gt;</text:placeholder></text:p>
              <text:p text:style-name="MP34"><text:placeholder text:placeholder-type="text">&lt;choose&gt;</text:placeholder></text:p>
              <text:p text:style-name="MP35"><text:placeholder text:placeholder-type="text">&lt;when test="o.partner_id.company_bank_id"&gt;</text:placeholder></text:p>
              <text:p text:style-name="MP33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35"><text:placeholder text:placeholder-type="text">&lt;/when&gt;</text:placeholder></text:p>
              <text:p text:style-name="MP36"><text:placeholder text:placeholder-type="text">&lt;otherwise&gt;</text:placeholder></text:p>
              <text:p text:style-name="MP35"><text:placeholder text:placeholder-type="text">&lt;if test="o.company_id.bank_ids"&gt;</text:placeholder></text:p>
              <text:p text:style-name="MP33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35"><text:placeholder text:placeholder-type="text">&lt;/if&gt;</text:placeholder></text:p>
              <text:p text:style-name="MP34"><text:placeholder text:placeholder-type="text">&lt;/otherwise&gt;</text:placeholder></text:p>
              <text:p text:style-name="MP37"><text:placeholder text:placeholder-type="text">&lt;/choose&gt;</text:placeholder></text:p>
              <text:p text:style-name="MP32"><text:bookmark-start text:name="__DdeLink__1113_910980541"/><text:placeholder text:placeholder-type="text">&lt;/otherwise&gt;</text:placeholder></text:p>
              <text:p text:style-name="MP38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39"/>
      </style:header>
      <style:footer>
        <text:p text:style-name="MP40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41"/>
            </table:table-cell>
            <table:table-cell table:style-name="Tabella5.B1" office:value-type="string">
              <text:p text:style-name="MP42"/>
            </table:table-cell>
            <table:table-cell table:style-name="Tabella5.A1" office:value-type="string">
              <text:p text:style-name="MP43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44"/>
            </table:table-cell>
            <table:table-cell table:style-name="Tabella5.B1" office:value-type="string">
              <text:p text:style-name="MP45"/>
            </table:table-cell>
            <table:table-cell table:style-name="Tabella5.A1" office:value-type="string">
              <text:p text:style-name="MP44"/>
            </table:table-cell>
            <table:table-cell table:style-name="Tabella5.B1" office:value-type="string">
              <text:p text:style-name="MP45"/>
            </table:table-cell>
            <table:table-cell table:style-name="Tabella5.A1" office:value-type="string">
              <text:p text:style-name="MP45"/>
            </table:table-cell>
          </table:table-row>
          <table:table-row table:style-name="Tabella5.1">
            <table:table-cell table:style-name="Tabella5.A2" office:value-type="string">
              <text:p text:style-name="MP41"/>
            </table:table-cell>
            <table:table-cell table:style-name="Tabella5.B1" office:value-type="string">
              <text:p text:style-name="MP46"/>
            </table:table-cell>
            <table:table-cell table:style-name="Tabella5.A2" office:value-type="string">
              <text:p text:style-name="MP47"/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49"/>
            </table:table-cell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49"/>
            </table:table-cell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51"/>
            </table:table-cell>
          </table:table-row>
        </table:table>
        <text:p text:style-name="MP5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3"><text:bookmark-start text:name="__DdeLink__22927_1773268512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04T09:40:41.527895375</dc:date>
    <meta:editing-duration>P6DT7H36M48S</meta:editing-duration>
    <meta:editing-cycles>749</meta:editing-cycles>
    <meta:generator>LibreOffice/5.1.6.2$Linux_X86_64 LibreOffice_project/10m0$Build-2</meta:generator>
    <meta:document-statistic meta:table-count="5" meta:image-count="0" meta:object-count="0" meta:page-count="1" meta:paragraph-count="91" meta:word-count="280" meta:character-count="3988" meta:non-whitespace-character-count="3793"/>
  </office:meta>
</office:document-meta>
</file>